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4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55215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74pt solid #000000"/>
      <style:paragraph-properties fo:text-align="start" fo:margin-left="0cm"/>
      <style:text-properties fo:color="#55215b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  <style:text-properties fo:color="#55215b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108cm" fo:min-width="0.784cm" loext:decorative="false"/>
      <style:paragraph-properties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378cm" fo:min-width="0.288cm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116cm" fo:min-width="0.676cm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216cm" fo:min-width="0.896cm" loext:decorative="false"/>
      <style:paragraph-properties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106cm" fo:min-width="0.48cm" loext:decorative="false"/>
      <style:paragraph-properties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216cm" fo:min-width="0.833cm" loext:decorative="false"/>
      <style:paragraph-properties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166cm" fo:min-width="0.634cm" loext:decorative="false"/>
      <style:paragraph-properties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0.139cm" fo:min-width="0.553cm" loext:decorative="false"/>
      <style:paragraph-properties fo:text-align="center"/>
    </style:style>
    <style:style style:name="gr10" style:family="graphic" style:parent-style-name="Default">
      <style:graphic-properties draw:textarea-horizontal-align="justify" draw:textarea-vertical-align="middle" draw:auto-grow-height="false" fo:min-height="0.114cm" fo:min-width="0.702cm" loext:decorative="false"/>
      <style:paragraph-properties fo:text-align="center"/>
    </style:style>
    <style:style style:name="gr11" style:family="graphic" style:parent-style-name="Default">
      <style:graphic-properties draw:textarea-horizontal-align="justify" draw:textarea-vertical-align="middle" draw:auto-grow-height="false" fo:min-height="0.106cm" fo:min-width="0.48cm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T1" style:family="text">
      <style:text-properties fo:color="#55215b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a6099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 fo:color="#000000"/>
    </style:style>
    <style:style style:name="T10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2a609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 fo:color="#000000"/>
    </style:style>
    <style:style style:name="T13" style:family="text">
      <style:text-properties fo:color="#000000" fo:font-weight="normal" style:font-weight-asian="normal" style:font-weight-complex="normal" style:text-underline-style="none" style:text-underline-color="font-color"/>
    </style:style>
    <style:style style:name="T14" style:family="text">
      <style:text-properties style:text-underline-style="none" style:text-underline-color="font-color" fo:color="#000000" fo:font-weight="normal" style:font-weight-asian="normal" style:font-weight-complex="normal"/>
    </style:style>
    <style:style style:name="T15" style:family="text">
      <style:text-properties style:text-underline-style="none" style:text-underline-color="font-color" fo:color="#000000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2a6099" fo:font-weight="bold" style:font-weight-asian="bold" style:font-weight-complex="bold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 fo:color="#000000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 style:text-underline-style="none" style:text-underline-color="font-color" fo:color="#000000"/>
    </style:style>
    <style:style style:name="T24" style:family="text">
      <style:text-properties style:text-underline-style="none" style:text-underline-color="font-color" fo:font-weight="normal" style:font-weight-asian="normal" style:font-weight-complex="normal" fo:color="#000000"/>
    </style:style>
    <style:style style:name="T25" style:family="text">
      <style:text-properties style:text-underline-style="none" style:text-underline-color="font-color" fo:color="#000000" fo:font-weight="bold" style:font-weight-asian="bold" style:font-weight-complex="bold"/>
    </style:style>
    <style:style style:name="T26" style:family="text">
      <style:text-properties fo:color="#000000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style:font-name="Liberation Sans" fo:font-size="10pt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text-underline-style="none" style:text-underline-color="font-color" fo:color="#000000" fo:font-weight="normal" style:font-weight-asian="normal" style:font-weight-complex="normal"/>
    </style:style>
    <style:style style:name="T29" style:family="text">
      <style:text-properties style:font-name="Liberation Sans" fo:font-size="10pt" fo:font-weight="bold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name="Línea 1" draw:style-name="gr1" draw:text-style-name="P1" svg:x1="6.156cm" svg:y1="5.209cm" svg:x2="15.592cm" svg:y2="5.252cm">
            <text:p/>
          </draw:line>
          <draw:custom-shape draw:z-index="1" draw:name="Forma 1" draw:style-name="gr2" draw:text-style-name="P1" svg:width="0.896cm" svg:height="0.216cm" svg:x="19.51cm" svg:y="3.482cm">
            <text:p/>
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custom-shape draw:z-index="10" draw:name="Forma 10" draw:style-name="gr3" draw:text-style-name="P1" svg:width="0.575cm" svg:height="0.43cm" svg:x="6.305cm" svg:y="7.49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position-x="$1" draw:handle-position-y="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6" table:default-cell-style-name="Default"/>
        <table:table-row table:style-name="ro1">
          <table:table-cell table:number-columns-repeated="5"/>
          <table:table-cell office:value-type="string" calcext:value-type="string">
            <text:p>40, 38</text:p>
          </table:table-cell>
          <table:table-cell table:number-columns-repeated="10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number-columns-repeated="4"/>
          <table:table-cell table:style-name="ce1" office:value-type="string" calcext:value-type="string">
            <text:p><text:span text:style-name="T1">1 </text:span><text:span text:style-name="T2">G = 58</text:span></text:p>
            <text:p><text:span text:style-name="T3">    H = 110</text:span></text:p>
            <text:p><text:span text:style-name="T4">   </text:span><text:span text:style-name="T5"> F = 168</text:span></text:p>
            <draw:custom-shape draw:z-index="36" draw:name="Forma 37" draw:style-name="gr4" draw:text-style-name="P1" svg:width="0.676cm" svg:height="0.116cm" draw:transform="rotate (-0.528136631653485) translate (1.833cm 0.947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2 </text:span><text:span text:style-name="T2">G = 40</text:span></text:p>
            <text:p><text:span text:style-name="T3">   H = 100</text:span></text:p>
            <text:p><text:span text:style-name="T6">   F = 140</text:span></text:p>
            <draw:custom-shape draw:z-index="28" draw:name="Forma 29" draw:style-name="gr4" draw:text-style-name="P1" svg:width="0.676cm" svg:height="0.116cm" draw:transform="rotate (-0.000698131700797933) translate (1.9cm 0.609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3  </text:span><text:span text:style-name="T2">G = 30</text:span></text:p>
            <text:p><text:span text:style-name="T3">    H = 90</text:span></text:p>
            <text:p><text:span text:style-name="T4">:)</text:span><text:span text:style-name="T5">  F = 120</text:span></text:p>
            <draw:custom-shape draw:z-index="25" draw:name="Forma 27" draw:style-name="gr4" draw:text-style-name="P1" svg:width="0.676cm" svg:height="0.116cm" draw:transform="rotate (-0.000698131700797933) translate (1.824cm 0.734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4  </text:span><text:span text:style-name="T2">G = 20</text:span></text:p>
            <text:p><text:span text:style-name="T3">    H = 80</text:span></text:p>
            <text:p><text:span text:style-name="T4">:)</text:span><text:span text:style-name="T5">  F = 100</text:span></text:p>
            <draw:custom-shape draw:z-index="55" draw:name="Forma 19" draw:style-name="gr4" draw:text-style-name="P1" svg:width="0.676cm" svg:height="0.116cm" draw:transform="rotate (-0.000698131700797933) translate (1.8cm 0.569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5 <text:span text:style-name="T8">G = 10</text:span></text:p>
            <text:p><text:span text:style-name="T9">   </text:span><text:span text:style-name="T8">H = 70</text:span></text:p>
            <text:p><text:span text:style-name="T10">:) </text:span><text:span text:style-name="T9">F = 80</text:span></text:p>
          </table:table-cell>
          <table:table-cell table:style-name="ce1" office:value-type="string" calcext:value-type="string">
            <text:p>6</text:p>
            <text:p><text:span text:style-name="T16">:)</text:span></text:p>
            <text:p/>
          </table:table-cell>
          <table:table-cell table:style-name="ce1" office:value-type="string" calcext:value-type="string">
            <text:p>7 <text:span text:style-name="T8">G = 10</text:span></text:p>
            <text:p><text:span text:style-name="T20">   H = 70</text:span></text:p>
            <text:p><text:span text:style-name="T4">:)</text:span><text:span text:style-name="T21"> </text:span><text:span text:style-name="T22">F = 80</text:span></text:p>
            <draw:custom-shape draw:z-index="13" draw:name="Forma 13" draw:style-name="gr5" draw:text-style-name="P1" svg:width="0.896cm" svg:height="0.216cm" draw:transform="rotate (3.10424260759711) translate (0.366cm 0.89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8  </text:span><text:span text:style-name="T2">G = 20</text:span></text:p>
            <text:p><text:span text:style-name="T2">    H = 80</text:span></text:p>
            <text:p><text:span text:style-name="T4">:)</text:span><text:span text:style-name="T5">  F = 100</text:span></text:p>
            <draw:custom-shape draw:z-index="22" draw:name="Forma 23" draw:style-name="gr4" draw:text-style-name="P1" svg:width="0.676cm" svg:height="0.116cm" draw:transform="rotate (2.94524311274043) translate (0.184cm 0.757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9  </text:span><text:span text:style-name="T2">G = 30</text:span></text:p>
            <text:p><text:span text:style-name="T3">    H = 90</text:span></text:p>
            <text:p><text:span text:style-name="T4">:)</text:span><text:span text:style-name="T5">  F = 120</text:span></text:p>
            <draw:custom-shape draw:z-index="24" draw:name="Forma 26" draw:style-name="gr6" draw:text-style-name="P1" svg:width="0.48cm" svg:height="0.106cm" draw:transform="rotate (3.12937534882583) translate (0.196cm 0.78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10 </text:span><text:span text:style-name="T2">G = 40</text:span></text:p>
            <text:p><text:span text:style-name="T3">     H = 100</text:span></text:p>
            <text:p><text:span text:style-name="T6">     F = 140</text:span></text:p>
            <draw:custom-shape draw:z-index="26" draw:name="Forma 24" draw:style-name="gr6" draw:text-style-name="P1" svg:width="0.48cm" svg:height="0.106cm" draw:transform="rotate (3.12937534882583) translate (0.166cm 0.688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11 </text:span><text:span text:style-name="T2">G = 58</text:span></text:p>
            <text:p><text:span text:style-name="T3">     H = 110</text:span></text:p>
            <text:p><text:span text:style-name="T4">   </text:span><text:span text:style-name="T5">  F = 168</text:span></text:p>
            <draw:custom-shape draw:z-index="32" draw:name="Forma 33" draw:style-name="gr6" draw:text-style-name="P1" svg:width="0.48cm" svg:height="0.106cm" draw:transform="rotate (-2.39912958979141) translate (0.112cm 1.094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</table:table-row>
        <table:table-row table:style-name="ro2">
          <table:table-cell table:number-columns-repeated="2"/>
          <table:table-cell>
            <draw:custom-shape draw:z-index="8" draw:name="Forma 8" draw:style-name="gr7" draw:text-style-name="P1" svg:width="0.833cm" svg:height="0.216cm" svg:x="1.405cm" svg:y="0.822cm">
              <text:p/>
              <draw:enhanced-geometry svg:viewBox="0 0 21600 21600" draw:text-areas="0 ?f0 ?f5 ?f2" draw:mirror-horizontal="false" draw:mirror-vertical="false" draw:type="right-arrow" draw:modifiers="21600 5872.8110599078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1" office:value-type="string" calcext:value-type="string">
            <text:p><text:span text:style-name="T1">12 </text:span><text:span text:style-name="T2">G = 54</text:span></text:p>
            <text:p><text:span text:style-name="T3">     H = 100</text:span></text:p>
            <text:p><text:span text:style-name="T4">   </text:span><text:span text:style-name="T5">  F = 154</text:span></text:p>
            <draw:custom-shape draw:z-index="38" draw:name="Forma 39" draw:style-name="gr4" draw:text-style-name="P1" svg:width="0.676cm" svg:height="0.116cm" draw:transform="rotate (-0.000698131700797933) translate (1.758cm 0.665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13 </text:span><text:span text:style-name="T2">G = 44</text:span></text:p>
            <text:p><text:span text:style-name="T3">     H = 90</text:span></text:p>
            <text:p><text:span text:style-name="T4">:)</text:span><text:span text:style-name="T5">   F = 134</text:span></text:p>
            <draw:custom-shape draw:z-index="29" draw:name="Forma 30" draw:style-name="gr4" draw:text-style-name="P1" svg:width="0.676cm" svg:height="0.116cm" draw:transform="rotate (0.572817060504539) translate (1.823cm 0.158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 calcext:value-type="string">
            <text:p>14</text:p>
            <text:p/>
            <text:p/>
          </table:table-cell>
          <table:table-cell table:style-name="ce1" office:value-type="string" calcext:value-type="string">
            <text:p><text:span text:style-name="T1">15 </text:span><text:span text:style-name="T2">G = 24</text:span></text:p>
            <text:p><text:span text:style-name="T2">     H = 70</text:span></text:p>
            <text:p><text:span text:style-name="T4">:)</text:span><text:span text:style-name="T5">   F = 94</text:span></text:p>
            <draw:custom-shape draw:z-index="21" draw:name="Forma 22" draw:style-name="gr4" draw:text-style-name="P1" svg:width="0.676cm" svg:height="0.116cm" svg:x="1.858cm" svg:y="0.625cm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16<text:span text:style-name="T11"> </text:span><text:span text:style-name="T12">G = 14</text:span></text:p>
            <text:p><text:span text:style-name="T8">     H = 60</text:span></text:p>
            <text:p><text:span text:style-name="T4">:)</text:span><text:span text:style-name="T9">   F = 74</text:span></text:p>
            <draw:custom-shape draw:z-index="9" draw:name="Forma 9" draw:style-name="gr5" draw:text-style-name="P1" svg:width="0.896cm" svg:height="0.216cm" draw:transform="rotate (0.397411470679109) translate (1.591cm 0.176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7">17</text:span><text:span text:style-name="T18"> </text:span><text:span text:style-name="T19">G = 10</text:span></text:p>
            <text:p><text:span text:style-name="T20">     H = 50</text:span></text:p>
            <text:p><text:span text:style-name="T4">:)</text:span><text:span text:style-name="T21">   </text:span><text:span text:style-name="T22">F = 60</text:span></text:p>
            <draw:custom-shape draw:z-index="11" draw:name="Forma 11" draw:style-name="gr5" draw:text-style-name="P1" svg:width="0.896cm" svg:height="0.216cm" draw:transform="rotate (1.51389859317988) translate (1.641cm 0.665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7">18</text:span><text:span text:style-name="T19"> G = 14</text:span></text:p>
            <text:p><text:span text:style-name="T20">     H = 60</text:span></text:p>
            <text:p><text:span text:style-name="T4">:) </text:span><text:span text:style-name="T21">  </text:span><text:span text:style-name="T22">F = 74</text:span></text:p>
            <draw:custom-shape draw:z-index="12" draw:name="Forma 12" draw:style-name="gr5" draw:text-style-name="P1" svg:width="0.896cm" svg:height="0.216cm" draw:transform="rotate (2.30523087603411) translate (0.249cm 0.573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19<text:span text:style-name="T26"> </text:span><text:span text:style-name="T8">G = 24</text:span></text:p>
            <text:p><text:span text:style-name="T12">     H = 70</text:span></text:p>
            <text:p><text:span text:style-name="T4">:)</text:span><text:span text:style-name="T26">   </text:span><text:span text:style-name="T27">F = 94</text:span></text:p>
            <draw:custom-shape draw:z-index="18" draw:name="Forma 18" draw:style-name="gr8" draw:text-style-name="P1" svg:width="0.634cm" svg:height="0.166cm" draw:transform="rotate (3.10424260759711) translate (0.298cm 0.686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 calcext:value-type="string">
            <text:p>20</text:p>
            <text:p/>
            <text:p/>
          </table:table-cell>
          <table:table-cell table:style-name="ce1" office:value-type="string" calcext:value-type="string">
            <text:p><text:span text:style-name="T1">21 </text:span><text:span text:style-name="T2">G = 44</text:span></text:p>
            <text:p><text:span text:style-name="T3">     H = 90</text:span></text:p>
            <text:p><text:span text:style-name="T4">:)</text:span><text:span text:style-name="T5">   F = 134</text:span></text:p>
            <draw:custom-shape draw:z-index="27" draw:name="Forma 28" draw:style-name="gr6" draw:text-style-name="P1" svg:width="0.48cm" svg:height="0.106cm" draw:transform="rotate (2.45114040150084) translate (0.093cm 0.075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22 </text:span><text:span text:style-name="T2">G = 54</text:span></text:p>
            <text:p><text:span text:style-name="T3">     H = 100</text:span></text:p>
            <text:p><text:span text:style-name="T4">   </text:span><text:span text:style-name="T5">  F = 154</text:span></text:p>
            <draw:custom-shape draw:z-index="30" draw:name="Forma 31" draw:style-name="gr6" draw:text-style-name="P1" svg:width="0.48cm" svg:height="0.106cm" draw:transform="rotate (3.12937534882583) translate (0.139cm 0.83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</table:table-row>
        <table:table-row table:style-name="ro2">
          <table:table-cell table:number-columns-repeated="2"/>
          <table:table-cell>
            <draw:custom-shape draw:z-index="2" draw:name="Forma 2" draw:style-name="gr5" draw:text-style-name="P1" svg:width="0.896cm" svg:height="0.216cm" svg:x="0cm" svg:y="1.237cm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ustom-shape draw:z-index="3" draw:name="Forma 3" draw:style-name="gr5" draw:text-style-name="P1" svg:width="0.896cm" svg:height="0.216cm" svg:x="0cm" svg:y="1.237cm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ustom-shape draw:z-index="4" draw:name="Forma 4" draw:style-name="gr5" draw:text-style-name="P1" svg:width="0.896cm" svg:height="0.216cm" svg:x="0cm" svg:y="1.237cm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1" office:value-type="string" calcext:value-type="string">
            <text:p><text:span text:style-name="T1">23 </text:span><text:span text:style-name="T2">G = 58</text:span></text:p>
            <text:p><text:span text:style-name="T3">     H = 90</text:span></text:p>
            <text:p><text:span text:style-name="T4">   </text:span><text:span text:style-name="T5">  F = 148</text:span></text:p>
            <draw:custom-shape draw:z-index="37" draw:name="Forma 38" draw:style-name="gr4" draw:text-style-name="P1" svg:width="0.676cm" svg:height="0.116cm" draw:transform="rotate (0.217118958948094) translate (1.734cm 0.065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24 </text:span><text:span text:style-name="T2">G = 54</text:span></text:p>
            <text:p><text:span text:style-name="T3">     H = 80</text:span></text:p>
            <text:p><text:span text:style-name="T4">:) </text:span><text:span text:style-name="T5">  F = 134</text:span></text:p>
            <draw:custom-shape draw:z-index="35" draw:name="Forma 36" draw:style-name="gr4" draw:text-style-name="P1" svg:width="0.676cm" svg:height="0.116cm" draw:transform="rotate (1.48161000201799) translate (1.831cm 0.235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<text:span text:style-name="T1">26 </text:span><text:span text:style-name="T2">G = 28</text:span></text:p>
            <text:p><text:span text:style-name="T2">     H = 60</text:span></text:p>
            <text:p><text:span text:style-name="T5">:)   F = 88</text:span></text:p>
            <draw:custom-shape draw:z-index="23" draw:name="Forma 25" draw:style-name="gr6" draw:text-style-name="P1" svg:width="0.48cm" svg:height="0.106cm" draw:transform="rotate (0.740194135770795) translate (1.958cm 0.213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27 <text:span text:style-name="T8">G</text:span><text:span text:style-name="T13"> = 24</text:span></text:p>
            <text:p><text:span text:style-name="T14">     H = 50</text:span></text:p>
            <text:p><text:span text:style-name="T4">:)</text:span><text:span text:style-name="T15">   F = 74</text:span></text:p>
            <draw:custom-shape draw:z-index="7" draw:name="Forma 7" draw:style-name="gr5" draw:text-style-name="P1" svg:width="0.896cm" svg:height="0.216cm" draw:transform="rotate (0.740194135770795) translate (1.789cm 0.242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28 <text:span text:style-name="T23">G = 20</text:span></text:p>
            <text:p><text:span text:style-name="T23">     H = 40</text:span></text:p>
            <text:p><text:span text:style-name="T4">:)</text:span><text:span text:style-name="T24">   </text:span><text:span text:style-name="T25">F = 60</text:span></text:p>
            <draw:custom-shape draw:z-index="6" draw:name="Forma 6" draw:style-name="gr5" draw:text-style-name="P1" svg:width="0.896cm" svg:height="0.216cm" draw:transform="rotate (1.51424765903028) translate (1.017cm 0.433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29 <text:span text:style-name="T12">G = 24</text:span></text:p>
            <text:p><text:span text:style-name="T26">     </text:span><text:span text:style-name="T8">H = 50</text:span></text:p>
            <text:p><text:span text:style-name="T4">:)</text:span><text:span text:style-name="T26">   F = 74</text:span></text:p>
            <draw:custom-shape draw:z-index="5" draw:name="Forma 5" draw:style-name="gr5" draw:text-style-name="P1" svg:width="0.896cm" svg:height="0.216cm" draw:transform="rotate (2.48953764504471) translate (0.319cm 0.336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30 </text:span><text:span text:style-name="T2">G = 28</text:span></text:p>
            <text:p><text:span text:style-name="T28">     H = 60</text:span></text:p>
            <text:p><text:span text:style-name="T29">:)   F = 88</text:span></text:p>
            <draw:custom-shape draw:z-index="17" draw:name="Forma 17" draw:style-name="gr9" draw:text-style-name="P1" svg:width="0.553cm" svg:height="0.139cm" draw:transform="rotate (2.48953764504471) translate (0.082cm 0.121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<text:span text:style-name="T1">32 </text:span><text:span text:style-name="T2">G = 54</text:span></text:p>
            <text:p><text:span text:style-name="T3">     H = 80</text:span></text:p>
            <text:p><text:span text:style-name="T4">:) </text:span><text:span text:style-name="T5">  F = 134</text:span></text:p>
            <draw:custom-shape draw:z-index="33" draw:name="Forma 34" draw:style-name="gr6" draw:text-style-name="P1" svg:width="0.48cm" svg:height="0.106cm" draw:transform="rotate (1.67464341728856) translate (1.629cm 0.376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33 </text:span><text:span text:style-name="T2">G = 58</text:span></text:p>
            <text:p><text:span text:style-name="T3">     H = 90</text:span></text:p>
            <text:p><text:span text:style-name="T4">   </text:span><text:span text:style-name="T5">  F = 148</text:span></text:p>
            <draw:custom-shape draw:z-index="34" draw:name="Forma 35" draw:style-name="gr6" draw:text-style-name="P1" svg:width="0.48cm" svg:height="0.106cm" draw:transform="rotate (2.42496046272092) translate (0.094cm 0.209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draw:z-index="31" draw:name="Forma 32" draw:style-name="gr6" draw:text-style-name="P1" svg:width="0.48cm" svg:height="0.106cm" draw:transform="rotate (3.12937534882583) translate (0.481cm 0.087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<text:span text:style-name="T1">34 </text:span><text:span text:style-name="T2">G = 68</text:span></text:p>
            <text:p><text:span text:style-name="T3">     H = 80</text:span></text:p>
            <text:p><text:span text:style-name="T4">   </text:span><text:span text:style-name="T5">  F = 148</text:span></text:p>
            <draw:custom-shape draw:z-index="42" draw:name="Forma 43" draw:style-name="gr4" draw:text-style-name="P1" svg:width="0.676cm" svg:height="0.116cm" draw:transform="rotate (0.217118958948094) translate (1.959cm 0.072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ustom-shape draw:z-index="46" draw:name="Forma 47" draw:style-name="gr4" draw:text-style-name="P1" svg:width="0.676cm" svg:height="0.116cm" draw:transform="rotate (0.217118958948094) translate (1.901cm 1.225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35 </text:span><text:span text:style-name="T2">G = 64</text:span></text:p>
            <text:p><text:span text:style-name="T3">     H = 70</text:span></text:p>
            <text:p><text:span text:style-name="T4">:) </text:span><text:span text:style-name="T5">  F = 134</text:span></text:p>
            <draw:custom-shape draw:z-index="41" draw:name="Forma 42" draw:style-name="gr4" draw:text-style-name="P1" svg:width="0.676cm" svg:height="0.116cm" draw:transform="rotate (1.48161000201799) translate (1.8cm 0.199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<text:span text:style-name="T1">37 </text:span><text:span text:style-name="T2">G = 38</text:span></text:p>
            <text:p><text:span text:style-name="T3">     H = 50</text:span></text:p>
            <text:p><text:span text:style-name="T4">:)</text:span><text:span text:style-name="T5">   F = 88</text:span></text:p>
            <draw:custom-shape draw:z-index="20" draw:name="Forma 21" draw:style-name="gr6" draw:text-style-name="P1" svg:width="0.48cm" svg:height="0.106cm" draw:transform="rotate (0.740194135770795) translate (1.885cm 0.202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38 </text:span><text:span text:style-name="T2">G = 34</text:span></text:p>
            <text:p><text:span text:style-name="T2">     H = 40</text:span></text:p>
            <text:p><text:span text:style-name="T4">:)</text:span><text:span text:style-name="T5">   F = 74</text:span></text:p>
            <draw:custom-shape draw:z-index="14" draw:name="Forma 14" draw:style-name="gr6" draw:text-style-name="P1" svg:width="0.48cm" svg:height="0.106cm" draw:transform="rotate (0.740194135770795) translate (1.923cm 0.126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39 <text:span text:style-name="T12">G = 30</text:span></text:p>
            <text:p><text:span text:style-name="T12">     H = 30</text:span></text:p>
            <text:p><text:span text:style-name="T4">:)</text:span><text:span text:style-name="T9">   F = 60</text:span></text:p>
            <draw:custom-shape draw:z-index="15" draw:name="Forma 15" draw:style-name="gr10" draw:text-style-name="P1" svg:width="0.702cm" svg:height="0.114cm" draw:transform="rotate (1.51424765903028) translate (1.647cm 0.45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40 <text:span text:style-name="T8">G = 34</text:span></text:p>
            <text:p><text:span text:style-name="T8">     H = 40</text:span></text:p>
            <text:p><text:span text:style-name="T4">:)</text:span><text:span text:style-name="T26">   F = 74</text:span></text:p>
            <draw:custom-shape draw:z-index="16" draw:name="Forma 16" draw:style-name="gr9" draw:text-style-name="P1" svg:width="0.553cm" svg:height="0.139cm" draw:transform="rotate (2.48953764504471) translate (0.226cm 0.215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41 </text:span><text:span text:style-name="T2">G = 38</text:span></text:p>
            <text:p><text:span text:style-name="T2">     H = 50</text:span></text:p>
            <text:p><text:span text:style-name="T4">:)</text:span><text:span text:style-name="T5">   F = 88</text:span></text:p>
            <draw:custom-shape draw:z-index="19" draw:name="Forma 20" draw:style-name="gr9" draw:text-style-name="P1" svg:width="0.553cm" svg:height="0.139cm" draw:transform="rotate (2.48953764504471) translate (0.124cm 0.192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<text:span text:style-name="T1">43 </text:span><text:span text:style-name="T2">G = 64</text:span></text:p>
            <text:p><text:span text:style-name="T3">     H = 70</text:span></text:p>
            <text:p><text:span text:style-name="T4">:) </text:span><text:span text:style-name="T5">  F = 134</text:span></text:p>
            <draw:custom-shape draw:z-index="39" draw:name="Forma 40" draw:style-name="gr6" draw:text-style-name="P1" svg:width="0.48cm" svg:height="0.106cm" draw:transform="rotate (1.67464341728856) translate (1.951cm 0.213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44 </text:span><text:span text:style-name="T2">G = 68</text:span></text:p>
            <text:p><text:span text:style-name="T3">     H = 80</text:span></text:p>
            <text:p><text:span text:style-name="T4">   </text:span><text:span text:style-name="T5">  F = 148</text:span></text:p>
            <draw:custom-shape draw:z-index="40" draw:name="Forma 41" draw:style-name="gr6" draw:text-style-name="P1" svg:width="0.48cm" svg:height="0.106cm" draw:transform="rotate (2.42496046272092) translate (0.204cm 0.121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</table:table-row>
        <table:table-row table:style-name="ro2">
          <table:table-cell table:number-columns-repeated="4"/>
          <table:table-cell table:style-name="ce1" office:value-type="string" calcext:value-type="string">
            <text:p><text:span text:style-name="T1">45 </text:span><text:span text:style-name="T2">G = 78</text:span></text:p>
            <text:p><text:span text:style-name="T3">     H = 70</text:span></text:p>
            <text:p><text:span text:style-name="T4">   </text:span><text:span text:style-name="T5">  F = 148</text:span></text:p>
          </table:table-cell>
          <table:table-cell table:style-name="ce1" office:value-type="string" calcext:value-type="string">
            <text:p><text:span text:style-name="T1">46 </text:span><text:span text:style-name="T2">G = 74</text:span></text:p>
            <text:p><text:span text:style-name="T3">     H = 60</text:span></text:p>
            <text:p><text:span text:style-name="T4">:) </text:span><text:span text:style-name="T5">  F = 134</text:span></text:p>
            <draw:custom-shape draw:z-index="45" draw:name="Forma 46" draw:style-name="gr4" draw:text-style-name="P1" svg:width="0.676cm" svg:height="0.116cm" draw:transform="rotate (1.48161000201799) translate (1.8cm 0.361cm)">
              <text:p/>
              <draw:enhanced-geometry svg:viewBox="0 0 21600 21600" draw:text-areas="0 ?f0 ?f5 ?f2" draw:mirror-horizontal="false" draw:mirror-vertical="false" draw:type="right-arrow" draw:modifiers="11823.411371237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  <draw:custom-shape draw:z-index="49" draw:name="Forma 53" draw:style-name="gr6" draw:text-style-name="P1" svg:width="0.48cm" svg:height="0.106cm" draw:transform="rotate (0.205250720034533) translate (1.933cm 1.216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54 </text:span><text:span text:style-name="T2">G = 74</text:span></text:p>
            <text:p><text:span text:style-name="T3">     H = 60</text:span></text:p>
            <text:p><text:span text:style-name="T4">:) </text:span><text:span text:style-name="T5">  F = 134</text:span></text:p>
            <draw:custom-shape draw:z-index="43" draw:name="Forma 44" draw:style-name="gr6" draw:text-style-name="P1" svg:width="0.48cm" svg:height="0.106cm" draw:transform="rotate (1.67464341728856) translate (1.951cm 0.222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55 </text:span><text:span text:style-name="T2">G = 78</text:span></text:p>
            <text:p><text:span text:style-name="T3">     H = 70</text:span></text:p>
            <text:p><text:span text:style-name="T4">   </text:span><text:span text:style-name="T5">  F = 148</text:span></text:p>
            <draw:custom-shape draw:z-index="44" draw:name="Forma 45" draw:style-name="gr6" draw:text-style-name="P1" svg:width="0.48cm" svg:height="0.106cm" draw:transform="rotate (2.42496046272092) translate (0.104cm 0.13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</table:table-row>
        <table:table-row table:style-name="ro2">
          <table:table-cell table:number-columns-repeated="4"/>
          <table:table-cell table:style-name="ce1" office:value-type="string" calcext:value-type="string">
            <text:p><text:span text:style-name="T1">56 </text:span><text:span text:style-name="T2">G = 88</text:span></text:p>
            <text:p><text:span text:style-name="T3">     H = 60</text:span></text:p>
            <text:p><text:span text:style-name="T4">   </text:span><text:span text:style-name="T5">  F = 148</text:span></text:p>
          </table:table-cell>
          <table:table-cell table:style-name="ce1" office:value-type="string" calcext:value-type="string">
            <text:p><text:span text:style-name="T1">57 </text:span><text:span text:style-name="T2">G = 84</text:span></text:p>
            <text:p><text:span text:style-name="T3">     H = 50</text:span></text:p>
            <text:p><text:span text:style-name="T4">   </text:span><text:span text:style-name="T5">  F = 134</text:span>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<text:span text:style-name="T1">61 </text:span><text:span text:style-name="T2">G = 126</text:span></text:p>
            <text:p><text:span text:style-name="T3">     H = 10</text:span></text:p>
            <text:p><text:span text:style-name="T4">   </text:span><text:span text:style-name="T5">  F = 136</text:span></text:p>
            <draw:custom-shape draw:z-index="53" draw:name="Forma 58" draw:style-name="gr6" draw:text-style-name="P1" svg:width="0.48cm" svg:height="0.106cm" draw:transform="rotate (-0.666017642561036) translate (2.065cm 1.031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62 </text:span><text:span text:style-name="T2">G = 116</text:span></text:p>
            <text:p><text:span text:style-name="T3">     H = 20</text:span></text:p>
            <text:p><text:span text:style-name="T4">   </text:span><text:span text:style-name="T5">  F = 136</text:span></text:p>
            <draw:custom-shape draw:z-index="52" draw:name="Forma 57" draw:style-name="gr6" draw:text-style-name="P1" svg:width="0.48cm" svg:height="0.106cm" draw:transform="rotate (-0.666017642561036) translate (1.923cm 0.931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63 </text:span><text:span text:style-name="T2">G = 98</text:span></text:p>
            <text:p><text:span text:style-name="T3">     H = 30</text:span></text:p>
            <text:p><text:span text:style-name="T4">   </text:span><text:span text:style-name="T5">  F = 128</text:span></text:p>
            <draw:custom-shape draw:z-index="50" draw:name="Forma 55" draw:style-name="gr6" draw:text-style-name="P1" svg:width="0.48cm" svg:height="0.106cm" draw:transform="rotate (0.205250720034533) translate (1.857cm 1.182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64 </text:span><text:span text:style-name="T2">G = 88</text:span></text:p>
            <text:p><text:span text:style-name="T3">     H = 40</text:span></text:p>
            <text:p><text:span text:style-name="T4">:) </text:span><text:span text:style-name="T5">  F = 128</text:span></text:p>
          </table:table-cell>
          <table:table-cell table:style-name="ce1" office:value-type="string" calcext:value-type="string">
            <text:p><text:span text:style-name="T1">65 </text:span><text:span text:style-name="T2">G = 84</text:span></text:p>
            <text:p><text:span text:style-name="T3">     H = 50</text:span></text:p>
            <text:p><text:span text:style-name="T4">   </text:span><text:span text:style-name="T5">  F = 134</text:span></text:p>
            <draw:custom-shape draw:z-index="47" draw:name="Forma 48" draw:style-name="gr6" draw:text-style-name="P1" svg:width="0.48cm" svg:height="0.106cm" draw:transform="rotate (1.67464341728856) translate (1.951cm 0.225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66 </text:span><text:span text:style-name="T2">G = 88</text:span></text:p>
            <text:p><text:span text:style-name="T3">     H = 60</text:span></text:p>
            <text:p><text:span text:style-name="T4">   </text:span><text:span text:style-name="T5">  F = 148</text:span></text:p>
            <draw:custom-shape draw:z-index="48" draw:name="Forma 49" draw:style-name="gr6" draw:text-style-name="P1" svg:width="0.48cm" svg:height="0.106cm" draw:transform="rotate (2.42496046272092) translate (0.204cm 0.133cm)">
              <text:p/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</table:table-row>
        <table:table-row table:style-name="ro2">
          <table:table-cell table:number-columns-repeated="4"/>
          <table:table-cell table:style-name="ce1" office:value-type="string" calcext:value-type="string">
            <text:p>67</text:p>
            <text:p/>
            <text:p/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6" office:value-type="string" calcext:value-type="string">
            <text:p><text:span text:style-name="T1">72</text:span><text:span text:style-name="T2">G = 122</text:span></text:p>
            <text:p><text:span text:style-name="T3">     H = 0</text:span></text:p>
            <text:p><text:span text:style-name="T4">:)))</text:span><text:span text:style-name="T5">F = 122</text:span></text:p>
            <draw:custom-shape draw:z-index="54" draw:name="Forma 59" draw:style-name="gr11" draw:text-style-name="P1" svg:width="0.48cm" svg:height="0.106cm" draw:transform="rotate (0.205250720034533) translate (2cm 0.585cm)">
              <text:p text:style-name="P1">V</text:p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73 </text:span><text:span text:style-name="T2">G = 112</text:span></text:p>
            <text:p><text:span text:style-name="T3">     H = 10</text:span></text:p>
            <text:p><text:span text:style-name="T4">:) </text:span><text:span text:style-name="T5">  F = 122</text:span></text:p>
            <draw:custom-shape draw:z-index="51" draw:name="Forma 56" draw:style-name="gr11" draw:text-style-name="P1" svg:width="0.48cm" svg:height="0.106cm" draw:transform="rotate (0.205250720034533) translate (1.958cm 0.585cm)">
              <text:p text:style-name="P1">V</text:p>
              <draw:enhanced-geometry svg:viewBox="0 0 21600 21600" draw:text-areas="0 ?f0 ?f5 ?f2" draw:mirror-horizontal="false" draw:mirror-vertical="false" draw:type="right-arrow" draw:modifiers="14055.7172557173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 calcext:value-type="string">
            <text:p><text:span text:style-name="T1">74 </text:span><text:span text:style-name="T2">G = 102</text:span></text:p>
            <text:p><text:span text:style-name="T3">     H = 20</text:span></text:p>
            <text:p><text:span text:style-name="T4">:) </text:span><text:span text:style-name="T5">  F = 122</text:span></text:p>
          </table:table-cell>
          <table:table-cell table:style-name="ce1" office:value-type="string" calcext:value-type="string">
            <text:p><text:span text:style-name="T1">75 </text:span><text:span text:style-name="T2">G = 98</text:span></text:p>
            <text:p><text:span text:style-name="T3">     H = 30</text:span></text:p>
            <text:p><text:span text:style-name="T4">   </text:span><text:span text:style-name="T5">  F = 128</text:span>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LA:</text:p>
          </table:table-cell>
          <table:table-cell table:style-name="ce2" office:value-type="string" calcext:value-type="string" table:number-columns-spanned="10" table:number-rows-spanned="1">
            <text:p>10, 2, 11, 22, 33, 23, 12, 1, 44, 34, 55, 45, 66, 65, 57, 56, 77, 76, 75, 63, 62, 61</text:p>
          </table:table-cell>
          <table:covered-table-cell table:number-columns-repeated="8" table:style-name="ce5"/>
          <table:covered-table-cell table:style-name="ce7"/>
          <table:table-cell/>
        </table:table-row>
        <table:table-row table:style-name="ro1">
          <table:table-cell table:number-columns-repeated="4"/>
          <table:table-cell office:value-type="string" calcext:value-type="string">
            <text:p>LC:</text:p>
          </table:table-cell>
          <table:table-cell table:style-name="ce2" office:value-type="string" calcext:value-type="string" table:number-columns-spanned="10" table:number-rows-spanned="1">
            <text:p><text:span text:style-name="T7">6</text:span>, 17, 28, 39, 18, 16, 29, 27, 40, 38, 30, 26, 41, 37, 19, 15, <text:span text:style-name="T7">7</text:span>, 5, <text:span text:style-name="T7">8</text:span>, 4, <text:span text:style-name="T7">9</text:span>, 3, <text:span text:style-name="T7">21</text:span>, 13, <text:span text:style-name="T7">32</text:span>, 24, <text:span text:style-name="T7">43</text:span>, 35, <text:span text:style-name="T7">54</text:span>, 46, <text:span text:style-name="T7">64</text:span>, <text:span text:style-name="T7">74</text:span>, <text:span text:style-name="T7">73</text:span>, <text:span text:style-name="T7">72</text:span></text:p>
          </table:table-cell>
          <table:covered-table-cell table:number-columns-repeated="8" table:style-name="ce5"/>
          <table:covered-table-cell table:style-name="ce7"/>
          <table:table-cell/>
        </table:table-row>
        <table:table-row table:style-name="ro3">
          <table:table-cell table:number-columns-repeated="4"/>
          <table:table-cell office:value-type="string" calcext:value-type="string">
            <text:p>CAMINO MÁS </text:p>
            <text:p>CORTO</text:p>
          </table:table-cell>
          <table:table-cell table:style-name="ce3" office:value-type="string" calcext:value-type="string">
            <text:p>6, 7, 8, 9, 21, 32, 43, 54, 64, 74, 73, 72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Hoja1.E7:Hoja1.O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21:20:05.354464000</meta:creation-date>
    <dc:date>2026-02-05T23:10:51.221391700</dc:date>
    <meta:editing-duration>PT9M30S</meta:editing-duration>
    <meta:editing-cycles>1</meta:editing-cycles>
    <meta:document-statistic meta:table-count="1" meta:cell-count="84" meta:object-count="56"/>
    <meta:generator>LibreOffice/25.8.3.2$Windows_X86_64 LibreOffice_project/8ca8d55c161d602844f5428fa4b58097424e324e</meta:generator>
  </office:meta>
</office:document-meta>
</file>